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fo:font-weight="bold" officeooo:paragraph-rsid="00125c28" style:font-weight-asian="bold" style:font-weight-complex="bold"/>
    </style:style>
    <style:style style:name="P5" style:family="paragraph" style:parent-style-name="Text_20_body">
      <style:text-properties fo:font-weight="bold" officeooo:paragraph-rsid="0012265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7" style:family="paragraph" style:parent-style-name="Standard" style:list-style-name="L1">
      <style:text-properties officeooo:paragraph-rsid="00005e3f"/>
    </style:style>
    <style:style style:name="P8" style:family="paragraph" style:parent-style-name="Standard" style:list-style-name="L1">
      <style:text-properties officeooo:rsid="00005e3f" officeooo:paragraph-rsid="00005e3f"/>
    </style:style>
    <style:style style:name="P9" style:family="paragraph" style:parent-style-name="Standard" style:list-style-name="L2">
      <style:text-properties officeooo:rsid="00005e3f" officeooo:paragraph-rsid="00005e3f"/>
    </style:style>
    <style:style style:name="P10" style:family="paragraph" style:parent-style-name="Standard" style:list-style-name="L2">
      <style:text-properties officeooo:rsid="00005e3f" officeooo:paragraph-rsid="0017fe7b"/>
    </style:style>
    <style:style style:name="P11" style:family="paragraph" style:parent-style-name="Standard" style:list-style-name="L2">
      <style:text-properties officeooo:rsid="001919de" officeooo:paragraph-rsid="00005e3f"/>
    </style:style>
    <style:style style:name="P12" style:family="paragraph" style:parent-style-name="Heading_20_2">
      <style:text-properties officeooo:rsid="001e5452" officeooo:paragraph-rsid="001e5452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1e5452" officeooo:paragraph-rsid="001e5452"/>
    </style:style>
    <style:style style:name="T1" style:family="text">
      <style:text-properties officeooo:rsid="00035f35"/>
    </style:style>
    <style:style style:name="T2" style:family="text">
      <style:text-properties officeooo:rsid="0017fe7b"/>
    </style:style>
    <style:style style:name="T3" style:family="text">
      <style:text-properties officeooo:rsid="00005e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12" text:outline-level="2">This is Another Exercise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Description:</text:p>
            <text:p text:style-name="P13">Short exercise description.</text:p>
          </table:table-cell>
        </table:table-row>
      </table:table>
      <text:p text:style-name="P1"/>
      <text:h text:style-name="Heading_20_3" text:outline-level="3"><text:span text:style-name="T1">Task</text:span> 1: <text:span text:style-name="T1">This is Task One</text:span></text:h>
      <text:list xml:id="list2032439136621688377" text:style-name="L1">
        <text:list-item>
          <text:p text:style-name="P7"><text:span text:style-name="T3">Step one</text:span> </text:p>
        </text:list-item>
        <text:list-item>
          <text:p text:style-name="P8">Step two</text:p>
        </text:list-item>
        <text:list-item>
          <text:p text:style-name="P8">Step three</text:p>
        </text:list-item>
      </text:list>
      <text:p text:style-name="P1"/>
      <text:h text:style-name="Heading_20_3" text:outline-level="3"><text:span text:style-name="T1">Task</text:span> 2: <text:span text:style-name="T1">This is Task Two</text:span></text:h>
      <text:list xml:id="list2372802795552184964" text:style-name="L2">
        <text:list-item>
          <text:p text:style-name="P9">Step one</text:p>
        </text:list-item>
        <text:list-item>
          <text:p text:style-name="P10">Step tw<text:span text:style-name="T2">o</text:span></text:p>
        </text:list-item>
        <text:list-item>
          <text:p text:style-name="P9">Step three</text:p>
          <text:p text:style-name="P11"/>
        </text:list-item>
      </text:list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Summary:</text:p>
            <text:p text:style-name="P13">Short exercise summary.</text:p>
          </table:table-cell>
        </table:table-row>
      </table:table>
      <text:p text:style-name="Text_20_body"/>
      <text:p text:style-name="P6">(End of Exercis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5-05-20T11:20:48.866065993</dc:date>
    <meta:editing-duration>PT20M19S</meta:editing-duration>
    <meta:editing-cycles>33</meta:editing-cycles>
    <meta:generator>LibreOffice/4.4.2.2$Linux_X86_64 LibreOffice_project/40m0$Build-2</meta:generator>
    <dc:creator>Ron Terry</dc:creator>
    <meta:document-statistic meta:table-count="3" meta:image-count="0" meta:object-count="0" meta:page-count="2" meta:paragraph-count="15" meta:word-count="46" meta:character-count="225" meta:non-whitespace-character-count="199"/>
  </office:meta>
</office:document-meta>
</file>